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b 2.0</text:p>
      <text:p text:style-name="Standard"/>
      <text:p text:style-name="Standard">Was ist das Web 2.0?</text:p>
      <text:p text:style-name="Standard"/>
      <text:p text:style-name="Standard">Das Web 2.0 ist der Zusammenschluss aller Anwendungen die auf dem WWW(World Wide Web) aufgebaut sind. Der Begriff Web 2.0 entstand wärend einer Internet-Konferenz der Verlage O'Reaily und bla International, irgendwann anfang 2000 nach dem Platzen der Dotcom Blase. Er beschreibt die Veränderung des bisherigen Webs in Bezug auf steigende Bandbreiten(Das Web wird immermehr als Dokumentationsplattform genutzt um Videos, Bilder und anderes zu Teilen), erhöter interaktivität der Benutzer(Die Benutzer des Web 2.0 entscheiden über den Inhalt der Websiten und die Anbieter sprich Provider nehmen immer weniger Einfluss auf den Inhalt und überlassen dies den Benutzern),</text:p>
      <text:p text:style-name="Standard"/>
      <text:p text:style-name="Standard">(Vgl. Anja Ebersbach, Social Web 2016)</text:p>
      <text:p text:style-name="Standard"/>
      <text:p text:style-name="Standard"/>
      <text:p text:style-name="Standard">Wie hängt das Web 2.0 mit SharkNet und dem Digitalen Hausaufgabenheft zusammen?</text:p>
      <text:p text:style-name="Standard"/>
      <text:p text:style-name="Standard">In welchem Kontext befindet sich das Web 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3M38S</meta:editing-duration>
    <meta:editing-cycles>4</meta:editing-cycles>
    <meta:generator>OpenOffice/4.1.2$Win32 OpenOffice.org_project/412m3$Build-9782</meta:generator>
    <dc:date>2016-07-04T16:59:33.52</dc:date>
    <dc:creator>jason statham</dc:creator>
    <meta:document-statistic meta:table-count="0" meta:image-count="0" meta:object-count="0" meta:page-count="1" meta:paragraph-count="6" meta:word-count="128" meta:character-count="855"/>
    <meta:user-defined meta:name="Info 1"/>
    <meta:user-defined meta:name="Info 2"/>
    <meta:user-defined meta:name="Info 3"/>
    <meta:user-defined meta:name="Info 4"/>
  </office:meta>
</office:document-meta>
</file>